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Nimbus Sans L" style:font-name-asian="Droid Sans Fallback" style:font-name-complex="FreeSans"/>
    </style:style>
    <style:style style:name="ce4" style:family="table-cell" style:parent-style-name="Default" style:data-style-name="N124"/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me (in hours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table:number-columns-repeated="1021"/>
        </table:table-row>
      </table:table>
      <table:table table:name="2017 p2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21:59:23.151441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7-15T22:01:56.049016595</dc:date>
    <meta:editing-duration>PT15H31M43S</meta:editing-duration>
    <meta:editing-cycles>311</meta:editing-cycles>
    <meta:generator>LibreOffice/5.1.6.2$Linux_X86_64 LibreOffice_project/10m0$Build-2</meta:generator>
    <meta:document-statistic meta:table-count="6" meta:cell-count="959" meta:object-count="0"/>
  </office:meta>
</office:document-meta>
</file>